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1">
          <table:table-cell table:style-name="ce14" office:value-type="string" calcext:value-type="string">
            <text:p>Руйнування старої хати екскаватором</text:p>
          </table:table-cell>
          <table:table-cell office:value-type="date" office:date-value="2022-10-29" calcext:value-type="date">
            <text:p>29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Вивіз залишків старої хати (16 ходок)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9600" calcext:value-type="currency">
            <text:p>9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Погрузка залишків старої хати екскаватором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иття траншеї під фундамент екскаватором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озборка старої хати (ручна робота)</text:p>
          </table:table-cell>
          <table:table-cell office:value-type="date" office:date-value="2022-11-04" calcext:value-type="date">
            <text:p>04.11.2022</text:p>
          </table:table-cell>
          <table:table-cell office:value-type="currency" office:currency="UAH" office:value="29000" calcext:value-type="currency">
            <text:p>2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5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4])" office:value-type="currency" office:currency="UAH" office:value="54600" calcext:value-type="currency">
            <text:p>54 600 грн.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 style:data-style-name="N2" text:time-value="01:33:17.461854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18T01:54:09.984779799</dc:date>
    <dc:creator>Віталій </dc:creator>
    <meta:editing-duration>PT4H30M26S</meta:editing-duration>
    <meta:editing-cycles>64</meta:editing-cycles>
    <meta:document-statistic meta:table-count="1" meta:cell-count="29" meta:object-count="0"/>
  </office:meta>
</office:document-meta>
</file>